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xonom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name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level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name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level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coveg_name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ecoveg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ecoveg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coveg_level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ecoveg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b_nam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sam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sam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b_level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sam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</table:table>
      <table:table table:name="databases" table:style-name="ta1">
        <office:forms form:automatic-focus="false" form:apply-design-mode="false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mp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wea_datav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mp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udamerica</text:p>
          </table:table-cell>
          <table:table-cell table:number-columns-repeated="1015"/>
        </table:table-row>
      </table:table>
      <table:table table:name="relation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subslot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globe_plo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globe_plo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lobe_plo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wea1_cod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wea1_cod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wea1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oil_moistu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oil_textur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oil_text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oil_textu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community_typ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comm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community_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mmunity_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naturalnes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naturalne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tural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record_typ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record_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ecord_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veg_lay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veg_lay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g_lay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spec_miguel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pecim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spec_migue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pec_miguel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0:20:55.628327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7:27:42.995257806</meta:creation-date>
    <meta:generator>LibreOffice/6.4.7.2$Linux_X86_64 LibreOffice_project/40$Build-2</meta:generator>
    <dc:date>2022-01-09T10:39:50.696091746</dc:date>
    <meta:editing-duration>PT1H55M41S</meta:editing-duration>
    <meta:editing-cycles>24</meta:editing-cycles>
    <meta:document-statistic meta:table-count="3" meta:cell-count="333" meta:object-count="0"/>
  </office:meta>
</office:document-meta>
</file>